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tmapImage.getFilte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isInve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get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setup( PDF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getBitsPer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isTran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getICC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outputContents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setTransparent( PDFColor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getTransparen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ge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getSoftMask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setColorSpace( PDFDeviceColorSpace 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BitmapImage( String k , int width , int height , byte [ ] data , String m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itmapImage.getPDF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is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mapImage.populateXObjectDictionary( PDFDictionary d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